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6d" fo:border-left="0.74pt solid #000000" fo:border-right="none" fo:border-top="0.74pt solid #000000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6d" fo:border-left="0.74pt solid #000000" fo:border-right="none" fo:border-top="0.74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6f9d4" fo:border="0.74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dde8cb" fo:border="0.74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7e5" fo:border="0.74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ee6ef" fo:border="0.74pt solid #000000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ffbf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10" style:family="table-cell" style:parent-style-name="Default">
      <style:table-cell-properties fo:background-color="#f7d1d5" fo:border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dbb6" fo:border="0.74pt solid #000000"/>
    </style:style>
    <style:style style:name="ce13" style:family="table-cell" style:parent-style-name="Default">
      <style:table-cell-properties fo:background-color="#dedce6" fo:border="0.74pt solid #000000"/>
    </style:style>
    <style:style style:name="ce14" style:family="table-cell" style:parent-style-name="Default">
      <style:table-cell-properties fo:background-color="#dde8cb" fo:border="0.74pt solid #000000"/>
    </style:style>
    <style:style style:name="ce16" style:family="table-cell" style:parent-style-name="Default">
      <style:table-cell-properties fo:background-color="#e0c2cd" fo:border="0.74pt solid #000000"/>
    </style:style>
    <style:style style:name="ce17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ff6d" fo:border-left="none" fo:border-right="none" fo:border-top="0.74pt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74pt solid #000000" fo:background-color="#ffbf00" fo:border-left="none" fo:border-right="none" fo:border-top="0.74pt solid #000000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ackground-color="#ffff6d" fo:border-left="none" fo:border-right="0.74pt solid #000000" fo:border-top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27" style:family="table-cell" style:parent-style-name="Default">
      <style:table-cell-properties fo:border-bottom="0.74pt solid #000000" fo:background-color="#ffbf00" fo:border-left="none" fo:border-right="0.74pt solid #000000" fo:border-top="0.74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fo:border-bottom="0.74pt solid #000000" fo:background-color="#81d41a" fo:border-left="none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74pt solid #000000" fo:background-color="#81d41a" fo:border-left="0.74pt solid #000000" fo:border-right="none" fo:border-top="0.74pt solid #000000"/>
    </style:style>
    <style:style style:name="ce32" style:family="table-cell" style:parent-style-name="Default">
      <style:table-cell-properties fo:border-bottom="0.74pt solid #000000" fo:background-color="#f6f9d4" fo:border-left="0.74pt solid #000000" fo:border-right="none" fo:border-top="0.74pt solid #000000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74pt solid #000000" fo:background-color="#dde8cb" fo:border-left="0.74pt solid #000000" fo:border-right="none" fo:border-top="0.74pt solid #000000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0.74pt solid #000000" fo:background-color="#dee7e5" fo:border-left="0.74pt solid #000000" fo:border-right="none" fo:border-top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74pt solid #000000" fo:background-color="#dee6ef" fo:border-left="0.74pt solid #000000" fo:border-right="none" fo:border-top="0.74pt solid #000000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81d41a" fo:border="0.74pt solid #000000"/>
      <style:text-properties fo:font-size="10pt" style:font-size-asian="10pt" style:font-size-complex="10pt"/>
    </style:style>
    <style:style style:name="ce3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f6f9d4"/>
      <style:text-properties style:text-underline-style="none" fo:font-weight="bold" style:font-weight-asian="bold" style:font-weight-complex="bold"/>
    </style:style>
    <style:style style:name="ce79" style:family="table-cell" style:parent-style-name="Default">
      <style:table-cell-properties fo:background-color="#f6f9d4"/>
    </style:style>
    <style:style style:name="ce80" style:family="table-cell" style:parent-style-name="Default">
      <style:table-cell-properties fo:background-color="#dde8cb"/>
      <style:text-properties style:text-underline-style="none" fo:font-weight="bold" style:font-weight-asian="bold" style:font-weight-complex="bold"/>
    </style:style>
    <style:style style:name="ce81" style:family="table-cell" style:parent-style-name="Default">
      <style:table-cell-properties fo:background-color="#dde8cb"/>
    </style:style>
    <style:style style:name="ce82" style:family="table-cell" style:parent-style-name="Default">
      <style:table-cell-properties fo:background-color="#e0c2cd"/>
      <style:text-properties style:text-underline-style="none" fo:font-weight="bold" style:font-weight-asian="bold" style:font-weight-complex="bold"/>
    </style:style>
    <style:style style:name="ce83" style:family="table-cell" style:parent-style-name="Default">
      <style:table-cell-properties fo:background-color="#dee6ef"/>
      <style:text-properties style:text-underline-style="none" fo:font-weight="bold" style:font-weight-asian="bold" style:font-weight-complex="bold"/>
    </style:style>
    <style:style style:name="ce84" style:family="table-cell" style:parent-style-name="Default">
      <style:table-cell-properties fo:background-color="#dee6ef"/>
    </style:style>
    <style:style style:name="ce85" style:family="table-cell" style:parent-style-name="Default">
      <style:table-cell-properties fo:background-color="#ffd8ce"/>
      <style:text-properties style:text-underline-style="none" fo:font-weight="bold" style:font-weight-asian="bold" style:font-weight-complex="bold"/>
    </style:style>
    <style:style style:name="ce87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fffd7" fo:border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fo:border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dedce6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dedce6"/>
    </style:style>
    <style:style style:name="ce38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93" style:family="table-cell" style:parent-style-name="Default">
      <style:table-cell-properties fo:background-color="#e0c2cd"/>
    </style:style>
    <style:style style:name="ce94" style:family="table-cell" style:parent-style-name="Default">
      <style:table-cell-properties fo:background-color="#ffffd7" fo:border="none"/>
    </style:style>
    <style:style style:name="ce95" style:family="table-cell" style:parent-style-name="Default">
      <style:table-cell-properties fo:background-color="#dedce6" fo:border="none"/>
    </style:style>
    <style:style style:name="ce15" style:family="table-cell" style:parent-style-name="Default">
      <style:table-cell-properties fo:background-color="#f6f9d4" fo:border="0.74pt solid #000000"/>
    </style:style>
    <style:style style:name="ce39" style:family="table-cell" style:parent-style-name="Default">
      <style:table-cell-properties fo:background-color="#dee7e5" fo:border="0.74pt solid #000000"/>
    </style:style>
    <style:style style:name="ce40" style:family="table-cell" style:parent-style-name="Default">
      <style:table-cell-properties fo:background-color="#dee6ef" fo:border="0.74pt solid #000000"/>
    </style:style>
    <style:style style:name="ce41" style:family="table-cell" style:parent-style-name="Default">
      <style:table-cell-properties fo:background-color="#d4ea6b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101" style:family="table-cell" style:parent-style-name="Default">
      <style:table-cell-properties fo:background-color="#f6f9d4"/>
      <style:text-properties style:text-underline-style="solid" style:text-underline-width="auto" style:text-underline-color="font-color"/>
    </style:style>
    <style:style style:name="ce4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22"/>
        <table:table-column table:style-name="co3" table:default-cell-style-name="ce25"/>
        <table:table-column table:style-name="co3" table:default-cell-style-name="ce29"/>
        <table:table-column table:style-name="co3" table:default-cell-style-name="Default"/>
        <table:table-column table:style-name="co3" table:default-cell-style-name="ce37"/>
        <table:table-column table:style-name="co3" table:number-columns-repeated="6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Variables de Decisión</text:p>
          </table:table-cell>
          <table:table-cell table:style-name="ce17" table:number-columns-repeated="2"/>
          <table:table-cell table:style-name="ce26"/>
          <table:table-cell table:style-name="ce30" office:value-type="string" calcext:value-type="string">
            <text:p>Datos</text:p>
          </table:table-cell>
          <table:table-cell table:style-name="ce30"/>
          <table:table-cell table:style-name="ce38" table:number-columns-repeated="5"/>
          <table:table-cell table:style-name="ce4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ramos</text:p>
          </table:table-cell>
          <table:table-cell table:style-name="ce18" office:value-type="string" calcext:value-type="string">
            <text:p>Visitado</text:p>
          </table:table-cell>
          <table:table-cell table:style-name="ce23" office:value-type="string" calcext:value-type="string">
            <text:p>Flujo</text:p>
          </table:table-cell>
          <table:table-cell table:style-name="Default"/>
          <table:table-cell table:style-name="ce31" office:value-type="string" calcext:value-type="string">
            <text:p>Tramos</text:p>
          </table:table-cell>
          <table:table-cell table:style-name="ce36" office:value-type="string" calcext:value-type="string">
            <text:p>Longitud(km)</text:p>
          </table:table-cell>
          <table:table-cell/>
          <table:table-cell table:style-name="ce31"/>
          <table:table-cell table:style-name="ce42" office:value-type="string" calcext:value-type="string">
            <text:p>Bus</text:p>
          </table:table-cell>
          <table:table-cell/>
          <table:table-cell table:style-name="ce31" office:value-type="string" calcext:value-type="string">
            <text:p>Paradas</text:p>
          </table:table-cell>
          <table:table-cell table:style-name="ce42" office:value-type="string" calcext:value-type="string">
            <text:p>Personas</text:p>
          </table:table-cell>
        </table:table-row>
        <table:table-row table:style-name="ro1">
          <table:table-cell/>
          <table:table-cell office:value-type="string" calcext:value-type="string">
            <text:p>P-S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2" office:value-type="string" calcext:value-type="string">
            <text:p>P-S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5" office:value-type="string" calcext:value-type="string">
            <text:p>Personas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table:style-name="ce15" office:value-type="string" calcext:value-type="string">
            <text:p>S1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P-S2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2" office:value-type="string" calcext:value-type="string">
            <text:p>P-S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Coste Fijo</text:p>
          </table:table-cell>
          <table:table-cell table:style-name="ce29" office:value-type="float" office:value="120" calcext:value-type="float">
            <text:p>120</text:p>
          </table:table-cell>
          <table:table-cell/>
          <table:table-cell table:style-name="ce14" office:value-type="string" calcext:value-type="string">
            <text:p>S2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-S3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2" office:value-type="string" calcext:value-type="string">
            <text:p>P-S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Coste Km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39" office:value-type="string" calcext:value-type="string">
            <text:p>S3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S1-S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Default"/>
          <table:table-cell table:style-name="ce33" office:value-type="string" calcext:value-type="string">
            <text:p>S1-S2</text:p>
          </table:table-cell>
          <table:table-cell office:value-type="float" office:value="3" calcext:value-type="float">
            <text:p>3</text:p>
          </table:table-cell>
          <table:table-cell/>
          <table:table-cell table:style-name="ce40" office:value-type="string" calcext:value-type="string">
            <text:p>Número Máx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43" table:number-columns-repeated="2"/>
        </table:table-row>
        <table:table-row table:style-name="ro1">
          <table:table-cell/>
          <table:table-cell table:style-name="ce4" office:value-type="string" calcext:value-type="string">
            <text:p>S1-S3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3" office:value-type="string" calcext:value-type="string">
            <text:p>S1-S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1-C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3" office:value-type="string" calcext:value-type="string">
            <text:p>S1-C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2-S1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4" office:value-type="string" calcext:value-type="string">
            <text:p>S2-S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2-S3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4" office:value-type="string" calcext:value-type="string">
            <text:p>S2-S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2-C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Default"/>
          <table:table-cell table:style-name="ce34" office:value-type="string" calcext:value-type="string">
            <text:p>S2-C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3-S1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5" office:value-type="string" calcext:value-type="string">
            <text:p>S3-S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3-S2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5" office:value-type="string" calcext:value-type="string">
            <text:p>S3-S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S3-C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Default"/>
          <table:table-cell table:style-name="ce35" office:value-type="string" calcext:value-type="string">
            <text:p>S3-C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 office:value-type="string" calcext:value-type="string">
            <text:p>Resultado</text:p>
          </table:table-cell>
          <table:table-cell table:style-name="ce29" table:formula="of:=SUM(PRODUCT([.J6];SUM([.C5:.C7]));PRODUCT([.J7];SUM(PRODUCT([.C5];[.G5]);PRODUCT([.C6];[.G6]);PRODUCT([.C7];[.G7]);PRODUCT(SUM([.C8];[.C11]);[.G8]);PRODUCT(SUM([.C9];[.C14]);[.G9]);PRODUCT(SUM([.C12];[.C15]);[.G12]);PRODUCT([.C10];[.G10]);PRODUCT([.C13];[.G13]);PRODUCT([.C16];[.G16])))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4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estricciones</text:p>
          </table:table-cell>
          <table:table-cell table:style-name="ce20" table:number-columns-repeated="2"/>
          <table:table-cell table:style-name="ce27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Nombre</text:p>
          </table:table-cell>
          <table:table-cell table:style-name="ce21" office:value-type="string" calcext:value-type="string">
            <text:p>Izquierda</text:p>
          </table:table-cell>
          <table:table-cell table:style-name="ce21" office:value-type="string" calcext:value-type="string">
            <text:p>Operador</text:p>
          </table:table-cell>
          <table:table-cell table:style-name="ce28" office:value-type="string" calcext:value-type="string">
            <text:p>Derecha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-S1 &lt;= 20 estudiantes</text:p>
          </table:table-cell>
          <table:table-cell table:formula="of:=SUM([.D5];PRODUCT(-[.J5];[.C5]))" office:value-type="float" office:value="-20" calcext:value-type="float">
            <text:p>-2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8" office:value-type="string" calcext:value-type="string">
            <text:p>El flujo de estudiantes en cada tramo debe ser menor de 20</text:p>
          </table:table-cell>
          <table:table-cell table:style-name="ce79" table:number-columns-repeated="5"/>
          <table:table-cell/>
        </table:table-row>
        <table:table-row table:style-name="ro1">
          <table:table-cell/>
          <table:table-cell office:value-type="string" calcext:value-type="string">
            <text:p>P-S2 &lt;= 20 estudiantes</text:p>
          </table:table-cell>
          <table:table-cell table:formula="of:=SUM([.D6];PRODUCT(-[.J5];[.C6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6"/>
          <table:table-cell/>
        </table:table-row>
        <table:table-row table:style-name="ro1">
          <table:table-cell/>
          <table:table-cell office:value-type="string" calcext:value-type="string">
            <text:p>P-S3 &lt;= 20 estudiantes</text:p>
          </table:table-cell>
          <table:table-cell table:formula="of:=SUM([.D7];PRODUCT(-[.J5];[.C7]))" office:value-type="float" office:value="-20" calcext:value-type="float">
            <text:p>-2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6"/>
          <table:table-cell/>
        </table:table-row>
        <table:table-row table:style-name="ro1">
          <table:table-cell/>
          <table:table-cell table:style-name="ce4" office:value-type="string" calcext:value-type="string">
            <text:p>S1-S2 &lt;= 20 estudiantes</text:p>
          </table:table-cell>
          <table:table-cell table:formula="of:=SUM([.D8];PRODUCT(-[.J5];[.C8]))" office:value-type="float" office:value="-5" calcext:value-type="float">
            <text:p>-5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6"/>
          <table:table-cell/>
        </table:table-row>
        <table:table-row table:style-name="ro1">
          <table:table-cell/>
          <table:table-cell table:style-name="ce4" office:value-type="string" calcext:value-type="string">
            <text:p>S1-S3 &lt;= 20 estudiantes</text:p>
          </table:table-cell>
          <table:table-cell table:formula="of:=SUM([.D9];PRODUCT(-[.J5];[.C9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3"/>
          <table:table-cell table:style-name="ce101"/>
          <table:table-cell table:style-name="ce79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S1-C &lt;= 20 estudiantes</text:p>
          </table:table-cell>
          <table:table-cell table:formula="of:=SUM([.D10];PRODUCT(-[.J5];[.C10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6"/>
          <table:table-cell/>
        </table:table-row>
        <table:table-row table:style-name="ro1">
          <table:table-cell/>
          <table:table-cell table:style-name="ce5" office:value-type="string" calcext:value-type="string">
            <text:p>S2-S1 &lt;= 20 estudiantes</text:p>
          </table:table-cell>
          <table:table-cell table:formula="of:=SUM([.D11];PRODUCT(-[.J5];[.C11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6"/>
          <table:table-cell/>
        </table:table-row>
        <table:table-row table:style-name="ro1">
          <table:table-cell/>
          <table:table-cell table:style-name="ce5" office:value-type="string" calcext:value-type="string">
            <text:p>S2-S3 &lt;= 20 estudiantes</text:p>
          </table:table-cell>
          <table:table-cell table:formula="of:=SUM([.D12];PRODUCT(-[.J5];[.C12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6"/>
          <table:table-cell/>
        </table:table-row>
        <table:table-row table:style-name="ro1">
          <table:table-cell/>
          <table:table-cell table:style-name="ce5" office:value-type="string" calcext:value-type="string">
            <text:p>S2-C &lt;= 20 estudiantes</text:p>
          </table:table-cell>
          <table:table-cell table:formula="of:=SUM([.D13];PRODUCT(-[.J5];[.C13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6"/>
          <table:table-cell/>
        </table:table-row>
        <table:table-row table:style-name="ro1">
          <table:table-cell/>
          <table:table-cell table:style-name="ce10" office:value-type="string" calcext:value-type="string">
            <text:p>S3-S1 &lt;= 20 estudiantes</text:p>
          </table:table-cell>
          <table:table-cell table:formula="of:=SUM([.D14];PRODUCT(-[.J5];[.C14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6"/>
          <table:table-cell/>
        </table:table-row>
        <table:table-row table:style-name="ro1">
          <table:table-cell/>
          <table:table-cell table:style-name="ce10" office:value-type="string" calcext:value-type="string">
            <text:p>S3-S2 &lt;= 20 estudiantes</text:p>
          </table:table-cell>
          <table:table-cell table:formula="of:=SUM([.D15];PRODUCT(-[.J5];[.C15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6"/>
          <table:table-cell/>
        </table:table-row>
        <table:table-row table:style-name="ro1">
          <table:table-cell/>
          <table:table-cell table:style-name="ce10" office:value-type="string" calcext:value-type="string">
            <text:p>S3-C &lt;= 20 estudiantes</text:p>
          </table:table-cell>
          <table:table-cell table:formula="of:=SUM([.D16];PRODUCT(-[.J5];[.C16]))" office:value-type="float" office:value="-10" calcext:value-type="float">
            <text:p>-1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9" table:number-columns-repeated="6"/>
          <table:table-cell/>
        </table:table-row>
        <table:table-row table:style-name="ro1">
          <table:table-cell/>
          <table:table-cell office:value-type="string" calcext:value-type="string">
            <text:p>P-S1 &gt; 20 estudiantes</text:p>
          </table:table-cell>
          <table:table-cell table:formula="of:=SUM(PRODUCT(99999999;-[.C5]);[.D5])" office:value-type="float" office:value="-99999999" calcext:value-type="float">
            <text:p>-99999999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0" office:value-type="string" calcext:value-type="string">
            <text:p>No se pueden transportar más de 20 estudiantes</text:p>
          </table:table-cell>
          <table:table-cell table:style-name="ce81" table:number-columns-repeated="5"/>
          <table:table-cell/>
        </table:table-row>
        <table:table-row table:style-name="ro1">
          <table:table-cell/>
          <table:table-cell office:value-type="string" calcext:value-type="string">
            <text:p>P-S2 &gt; 20 estudiantes</text:p>
          </table:table-cell>
          <table:table-cell table:formula="of:=SUM(PRODUCT(99999999;-[.C6]);[.D6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office:value-type="string" calcext:value-type="string">
            <text:p>P-S3 &gt; 20 estudiantes</text:p>
          </table:table-cell>
          <table:table-cell table:formula="of:=SUM(PRODUCT(99999999;-[.C7]);[.D7])" office:value-type="float" office:value="-99999999" calcext:value-type="float">
            <text:p>-99999999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table:style-name="ce4" office:value-type="string" calcext:value-type="string">
            <text:p>S1-S2 &gt; 20 estudiantes</text:p>
          </table:table-cell>
          <table:table-cell table:formula="of:=SUM(PRODUCT(99999999;-[.C8]);[.D8])" office:value-type="float" office:value="-99999984" calcext:value-type="float">
            <text:p>-99999984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table:style-name="ce4" office:value-type="string" calcext:value-type="string">
            <text:p>S1-S3 &gt; 20 estudiantes</text:p>
          </table:table-cell>
          <table:table-cell table:formula="of:=SUM(PRODUCT(99999999;-[.C9]);[.D9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table:style-name="ce4" office:value-type="string" calcext:value-type="string">
            <text:p>S1-C &gt; 20 estudiantes</text:p>
          </table:table-cell>
          <table:table-cell table:formula="of:=SUM(PRODUCT(99999999;-[.C10]);[.D10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table:style-name="ce5" office:value-type="string" calcext:value-type="string">
            <text:p>S2-S1 &gt; 20 estudiantes</text:p>
          </table:table-cell>
          <table:table-cell table:formula="of:=SUM(PRODUCT(99999999;-[.C11]);[.D11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table:style-name="ce5" office:value-type="string" calcext:value-type="string">
            <text:p>S2-S3 &gt; 20 estudiantes</text:p>
          </table:table-cell>
          <table:table-cell table:formula="of:=SUM(PRODUCT(99999999;-[.C12]);[.D12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table:style-name="ce5" office:value-type="string" calcext:value-type="string">
            <text:p>S2-C &gt; 20 estudiantes</text:p>
          </table:table-cell>
          <table:table-cell table:formula="of:=SUM(PRODUCT(99999999;-[.C13]);[.D13])" office:value-type="float" office:value="-99999979" calcext:value-type="float">
            <text:p>-99999979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table:style-name="ce10" office:value-type="string" calcext:value-type="string">
            <text:p>S3-S1 &gt; 20 estudiantes</text:p>
          </table:table-cell>
          <table:table-cell table:formula="of:=SUM(PRODUCT(99999999;-[.C14]);[.D14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table:style-name="ce10" office:value-type="string" calcext:value-type="string">
            <text:p>S3-S2 &gt; 20 estudiantes</text:p>
          </table:table-cell>
          <table:table-cell table:formula="of:=SUM(PRODUCT(99999999;-[.C15]);[.D1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table:style-name="ce10" office:value-type="string" calcext:value-type="string">
            <text:p>S3-C &gt; 20 estudiantes</text:p>
          </table:table-cell>
          <table:table-cell table:formula="of:=SUM(PRODUCT(99999999;-[.C16]);[.D16])" office:value-type="float" office:value="-99999989" calcext:value-type="float">
            <text:p>-99999989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/>
          <table:table-cell table:style-name="ce81" table:number-columns-repeated="6"/>
          <table:table-cell/>
        </table:table-row>
        <table:table-row table:style-name="ro1">
          <table:table-cell/>
          <table:table-cell table:style-name="ce11" office:value-type="string" calcext:value-type="string">
            <text:p>Rutas &lt;= # Buses</text:p>
          </table:table-cell>
          <table:table-cell table:formula="of:=SUM([.C5:.C7])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table:formula="of:=[.J8]" office:value-type="float" office:value="3" calcext:value-type="float">
            <text:p>3</text:p>
          </table:table-cell>
          <table:table-cell/>
          <table:table-cell table:style-name="ce82" office:value-type="string" calcext:value-type="string">
            <text:p>El número de rutas ha de ser menor o igual al número de buses</text:p>
          </table:table-cell>
          <table:table-cell table:style-name="ce93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S1 una llegada</text:p>
          </table:table-cell>
          <table:table-cell table:formula="of:=SUM([.C5];[.C11];[.C1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Cada parada solo puede tener una llegada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S2 una llegada</text:p>
          </table:table-cell>
          <table:table-cell table:formula="of:=SUM([.C6];[.C15];[.C8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table:style-name="ce84" table:number-columns-repeated="6"/>
          <table:table-cell/>
        </table:table-row>
        <table:table-row table:style-name="ro1">
          <table:table-cell/>
          <table:table-cell table:style-name="ce13" office:value-type="string" calcext:value-type="string">
            <text:p>S3 una llegada</text:p>
          </table:table-cell>
          <table:table-cell table:formula="of:=SUM([.C7];[.C9];[.C1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table:style-name="ce84" table:number-columns-repeated="6"/>
          <table:table-cell/>
        </table:table-row>
        <table:table-row table:style-name="ro1">
          <table:table-cell/>
          <table:table-cell table:style-name="ce14" office:value-type="string" calcext:value-type="string">
            <text:p>S1 una salida</text:p>
          </table:table-cell>
          <table:table-cell table:formula="of:=SUM([.C8:.C10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Cada parada solo puede tener una salida</text:p>
          </table:table-cell>
          <table:table-cell table:style-name="ce87" table:number-columns-repeated="5"/>
          <table:table-cell/>
        </table:table-row>
        <table:table-row table:style-name="ro1">
          <table:table-cell/>
          <table:table-cell table:style-name="ce14" office:value-type="string" calcext:value-type="string">
            <text:p>S2 una salida</text:p>
          </table:table-cell>
          <table:table-cell table:formula="of:=SUM([.C11:.C1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table:style-name="ce87" table:number-columns-repeated="6"/>
          <table:table-cell/>
        </table:table-row>
        <table:table-row table:style-name="ro1">
          <table:table-cell/>
          <table:table-cell table:style-name="ce14" office:value-type="string" calcext:value-type="string">
            <text:p>S3 una salida</text:p>
          </table:table-cell>
          <table:table-cell table:formula="of:=SUM([.C14:.C16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table:style-name="ce87" table:number-columns-repeated="6"/>
          <table:table-cell/>
        </table:table-row>
        <table:table-row table:style-name="ro1">
          <table:table-cell/>
          <table:table-cell table:style-name="ce13" office:value-type="string" calcext:value-type="string">
            <text:p>Rutas de P = Rutas a C</text:p>
          </table:table-cell>
          <table:table-cell table:formula="of:=SUM([.C13];[.C16];[.C10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SUM([.C5:.C7])" office:value-type="float" office:value="2" calcext:value-type="float">
            <text:p>2</text:p>
          </table:table-cell>
          <table:table-cell/>
          <table:table-cell table:style-name="ce88" office:value-type="string" calcext:value-type="string">
            <text:p>El número de salidas de P ha de ser igual al de entradas en C</text:p>
          </table:table-cell>
          <table:table-cell table:style-name="ce94" table:number-columns-repeated="5"/>
          <table:table-cell/>
        </table:table-row>
        <table:table-row table:style-name="ro1">
          <table:table-cell/>
          <table:table-cell table:style-name="ce16" office:value-type="string" calcext:value-type="string">
            <text:p>Entrada = Salida S1</text:p>
          </table:table-cell>
          <table:table-cell table:formula="of:=SUM([.D5];[.D11];[.D14];[.M5])"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formula="of:=SUM([.D8:.D10])" office:value-type="float" office:value="15" calcext:value-type="float">
            <text:p>15</text:p>
          </table:table-cell>
          <table:table-cell/>
          <table:table-cell table:style-name="ce89" office:value-type="string" calcext:value-type="string">
            <text:p>El flujo que sale cada paradas ha de ser igual a:</text:p>
          </table:table-cell>
          <table:table-cell table:style-name="ce95" table:number-columns-repeated="4"/>
          <table:table-cell table:style-name="ce90"/>
          <table:table-cell/>
        </table:table-row>
        <table:table-row table:style-name="ro1">
          <table:table-cell/>
          <table:table-cell table:style-name="ce16" office:value-type="string" calcext:value-type="string">
            <text:p>Entrada = Salida S2</text:p>
          </table:table-cell>
          <table:table-cell table:formula="of:=SUM([.D6];[.D8];[.D15];[.M6])"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formula="of:=SUM([.D11:.D13])" office:value-type="float" office:value="20" calcext:value-type="float">
            <text:p>20</text:p>
          </table:table-cell>
          <table:table-cell/>
          <table:table-cell table:style-name="ce90" office:value-type="string" calcext:value-type="string">
            <text:p>El flujo que entra en la parada más los estudiantes esperando el la parada </text:p>
          </table:table-cell>
          <table:table-cell table:style-name="ce91" table:number-columns-repeated="4"/>
          <table:table-cell table:style-name="ce90"/>
          <table:table-cell/>
        </table:table-row>
        <table:table-row table:style-name="ro1">
          <table:table-cell/>
          <table:table-cell table:style-name="ce16" office:value-type="string" calcext:value-type="string">
            <text:p>Entrada = Salida S3</text:p>
          </table:table-cell>
          <table:table-cell table:formula="of:=SUM([.D7];[.D9];[.D12];[.M7])"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SUM([.D14:.D16])" office:value-type="float" office:value="10" calcext:value-type="float">
            <text:p>10</text:p>
          </table:table-cell>
          <table:table-cell/>
          <table:table-cell table:style-name="ce91" table:number-columns-repeated="5"/>
          <table:table-cell table:style-name="ce9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rlos Iborra Llopis</meta:initial-creator>
    <meta:creation-date>2022-10-08T16:06:36.227000000</meta:creation-date>
    <dc:date>2022-10-25T11:34:44.917000000</dc:date>
    <dc:creator>Carlos Iborra Llopis</dc:creator>
    <meta:editing-duration>PT8H6M43S</meta:editing-duration>
    <meta:editing-cycles>12</meta:editing-cycles>
    <meta:generator>LibreOffice/7.4.1.2$Windows_X86_64 LibreOffice_project/3c58a8f3a960df8bc8fd77b461821e42c061c5f0</meta:generator>
    <meta:document-statistic meta:table-count="1" meta:cell-count="239" meta:object-count="0"/>
  </office:meta>
</office:document-meta>
</file>